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35.7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style-name="Gnumeric-default"/>
          <table:table-cell table:style-name="ACE-1"/>
          <table:table-cell table:style-name="ACE-1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196.12 MHz</text:p>
          </table:table-cell>
          <table:table-cell table:style-name="Gnumeric-default" office:value-type="string">
            <text:p>81.77 MHz</text:p>
          </table:table-cell>
          <table:table-cell table:style-name="Gnumeric-default" office:value-type="string">
            <text:p>149.21 MHz</text:p>
          </table:table-cell>
          <table:table-cell table:style-name="Gnumeric-default" office:value-type="string">
            <text:p>133.753 MHz</text:p>
          </table:table-cell>
          <table:table-cell table:style-name="Gnumeric-default"/>
          <table:table-cell table:style-name="ACE-1" table:formula="of:=LEFT([.D3];6)" office:value-type="string" office:string-value="149.21">
            <text:p>149.21</text:p>
          </table:table-cell>
          <table:table-cell table:style-name="ACE-1" table:formula="of:=VALUE([.G3])" office:value-type="float" office:value="149.21000000000001">
            <text:p>149.2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204.83 MHz</text:p>
          </table:table-cell>
          <table:table-cell table:style-name="Gnumeric-default" office:value-type="string">
            <text:p>78.82 MHz</text:p>
          </table:table-cell>
          <table:table-cell table:style-name="Gnumeric-default" office:value-type="string">
            <text:p>145.1 MHz</text:p>
          </table:table-cell>
          <table:table-cell table:style-name="Gnumeric-default" office:value-type="string">
            <text:p>132.811 MHz</text:p>
          </table:table-cell>
          <table:table-cell table:style-name="Gnumeric-default"/>
          <table:table-cell table:style-name="ACE-1" table:formula="of:=LEFT([.D4];6)" office:value-type="string" office:string-value="145.1 ">
            <text:p>145.1 </text:p>
          </table:table-cell>
          <table:table-cell table:style-name="ACE-1" table:formula="of:=VALUE([.G4])" office:value-type="float" office:value="145.09999999999999">
            <text:p>145.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215.01 MHz</text:p>
          </table:table-cell>
          <table:table-cell table:style-name="Gnumeric-default" office:value-type="string">
            <text:p>77.02 MHz</text:p>
          </table:table-cell>
          <table:table-cell table:style-name="Gnumeric-default" office:value-type="string">
            <text:p>149.08 MHz</text:p>
          </table:table-cell>
          <table:table-cell table:style-name="Gnumeric-default" office:value-type="string">
            <text:p>135.153 MHz</text:p>
          </table:table-cell>
          <table:table-cell table:style-name="Gnumeric-default"/>
          <table:table-cell table:style-name="ACE-1" table:formula="of:=LEFT([.D5];6)" office:value-type="string" office:string-value="149.08">
            <text:p>149.08</text:p>
          </table:table-cell>
          <table:table-cell table:style-name="ACE-1" table:formula="of:=VALUE([.G5])" office:value-type="float" office:value="149.08000000000001">
            <text:p>149.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227.89 MHz</text:p>
          </table:table-cell>
          <table:table-cell table:style-name="Gnumeric-default" office:value-type="string">
            <text:p>81.24 MHz</text:p>
          </table:table-cell>
          <table:table-cell table:style-name="Gnumeric-default" office:value-type="string">
            <text:p>147.51 MHz</text:p>
          </table:table-cell>
          <table:table-cell table:style-name="Gnumeric-default" office:value-type="string">
            <text:p>139.778 MHz</text:p>
          </table:table-cell>
          <table:table-cell table:style-name="Gnumeric-default"/>
          <table:table-cell table:style-name="ACE-1" table:formula="of:=LEFT([.D6];6)" office:value-type="string" office:string-value="147.51">
            <text:p>147.51</text:p>
          </table:table-cell>
          <table:table-cell table:style-name="ACE-1" table:formula="of:=VALUE([.G6])" office:value-type="float" office:value="147.50999999999999">
            <text:p>147.5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192.86 MHz</text:p>
          </table:table-cell>
          <table:table-cell table:style-name="Gnumeric-default" office:value-type="string">
            <text:p>90.41 MHz</text:p>
          </table:table-cell>
          <table:table-cell table:style-name="Gnumeric-default" office:value-type="string">
            <text:p>150.56 MHz</text:p>
          </table:table-cell>
          <table:table-cell table:style-name="Gnumeric-default" office:value-type="string">
            <text:p>137.950 MHz</text:p>
          </table:table-cell>
          <table:table-cell table:style-name="Gnumeric-default"/>
          <table:table-cell table:style-name="ACE-1" table:formula="of:=LEFT([.D7];6)" office:value-type="string" office:string-value="150.56">
            <text:p>150.56</text:p>
          </table:table-cell>
          <table:table-cell table:style-name="ACE-1" table:formula="of:=VALUE([.G7])" office:value-type="float" office:value="150.56">
            <text:p>150.5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230.1 MHz</text:p>
          </table:table-cell>
          <table:table-cell table:style-name="Gnumeric-default" office:value-type="string">
            <text:p>94.03 MHz</text:p>
          </table:table-cell>
          <table:table-cell table:style-name="Gnumeric-default" office:value-type="string">
            <text:p>155.59 MHz</text:p>
          </table:table-cell>
          <table:table-cell table:style-name="Gnumeric-default" office:value-type="string">
            <text:p>149.872 MHz</text:p>
          </table:table-cell>
          <table:table-cell table:style-name="Gnumeric-default"/>
          <table:table-cell table:style-name="ACE-1" table:formula="of:=LEFT([.D8];6)" office:value-type="string" office:string-value="155.59">
            <text:p>155.59</text:p>
          </table:table-cell>
          <table:table-cell table:style-name="ACE-1" table:formula="of:=VALUE([.G8])" office:value-type="float" office:value="155.59">
            <text:p>155.5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220.26 MHz</text:p>
          </table:table-cell>
          <table:table-cell table:style-name="Gnumeric-default" office:value-type="string">
            <text:p>97.76 MHz</text:p>
          </table:table-cell>
          <table:table-cell table:style-name="Gnumeric-default" office:value-type="string">
            <text:p>150.15 MHz</text:p>
          </table:table-cell>
          <table:table-cell table:style-name="Gnumeric-default" office:value-type="string">
            <text:p>147.868 MHz</text:p>
          </table:table-cell>
          <table:table-cell table:style-name="Gnumeric-default"/>
          <table:table-cell table:style-name="ACE-1" table:formula="of:=LEFT([.D9];6)" office:value-type="string" office:string-value="150.15">
            <text:p>150.15</text:p>
          </table:table-cell>
          <table:table-cell table:style-name="ACE-1" table:formula="of:=VALUE([.G9])" office:value-type="float" office:value="150.15000000000001">
            <text:p>150.1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95.2 MHz</text:p>
          </table:table-cell>
          <table:table-cell table:style-name="Gnumeric-default" office:value-type="string">
            <text:p>92.41 MHz</text:p>
          </table:table-cell>
          <table:table-cell table:style-name="Gnumeric-default" office:value-type="string">
            <text:p>142.43 MHz</text:p>
          </table:table-cell>
          <table:table-cell table:style-name="Gnumeric-default" office:value-type="string">
            <text:p>136.962 MHz</text:p>
          </table:table-cell>
          <table:table-cell table:style-name="Gnumeric-default"/>
          <table:table-cell table:style-name="ACE-1" table:formula="of:=LEFT([.D10];6)" office:value-type="string" office:string-value="142.43">
            <text:p>142.43</text:p>
          </table:table-cell>
          <table:table-cell table:style-name="ACE-1" table:formula="of:=VALUE([.G10])" office:value-type="float" office:value="142.43000000000001">
            <text:p>142.4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76.49 MHz</text:p>
          </table:table-cell>
          <table:table-cell table:style-name="Gnumeric-default" office:value-type="string">
            <text:p>82.18 MHz</text:p>
          </table:table-cell>
          <table:table-cell table:style-name="Gnumeric-default" office:value-type="string">
            <text:p>142.17 MHz</text:p>
          </table:table-cell>
          <table:table-cell table:style-name="Gnumeric-default" office:value-type="string">
            <text:p>127.281 MHz</text:p>
          </table:table-cell>
          <table:table-cell table:style-name="Gnumeric-default"/>
          <table:table-cell table:style-name="ACE-1" table:formula="of:=LEFT([.D11];6)" office:value-type="string" office:string-value="142.17">
            <text:p>142.17</text:p>
          </table:table-cell>
          <table:table-cell table:style-name="ACE-1" table:formula="of:=VALUE([.G11])" office:value-type="float" office:value="142.16999999999999">
            <text:p>142.1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212.54 MHz</text:p>
          </table:table-cell>
          <table:table-cell table:style-name="Gnumeric-default" office:value-type="string">
            <text:p>83.83 MHz</text:p>
          </table:table-cell>
          <table:table-cell table:style-name="Gnumeric-default" office:value-type="string">
            <text:p>156.3 MHz</text:p>
          </table:table-cell>
          <table:table-cell table:style-name="Gnumeric-default" office:value-type="string">
            <text:p>140.691 MHz</text:p>
          </table:table-cell>
          <table:table-cell table:style-name="Gnumeric-default"/>
          <table:table-cell table:style-name="ACE-1" table:formula="of:=LEFT([.D12];6)" office:value-type="string" office:string-value="156.3 ">
            <text:p>156.3 </text:p>
          </table:table-cell>
          <table:table-cell table:style-name="ACE-1" table:formula="of:=VALUE([.G12])" office:value-type="float" office:value="156.30000000000001">
            <text:p>156.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196.12 MHz</text:p>
          </table:table-cell>
          <table:table-cell table:style-name="Gnumeric-default" office:value-type="string">
            <text:p>94.3 MHz</text:p>
          </table:table-cell>
          <table:table-cell table:style-name="Gnumeric-default" office:value-type="string">
            <text:p>158.96 MHz</text:p>
          </table:table-cell>
          <table:table-cell table:style-name="Gnumeric-default" office:value-type="string">
            <text:p>143.254 MHz</text:p>
          </table:table-cell>
          <table:table-cell table:style-name="Gnumeric-default"/>
          <table:table-cell table:style-name="ACE-1" table:formula="of:=LEFT([.D13];6)" office:value-type="string" office:string-value="158.96">
            <text:p>158.96</text:p>
          </table:table-cell>
          <table:table-cell table:style-name="ACE-1" table:formula="of:=VALUE([.G13])" office:value-type="float" office:value="158.96000000000001">
            <text:p>158.9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205.42 MHz</text:p>
          </table:table-cell>
          <table:table-cell table:style-name="Gnumeric-default" office:value-type="string">
            <text:p>84.21 MHz</text:p>
          </table:table-cell>
          <table:table-cell table:style-name="Gnumeric-default" office:value-type="string">
            <text:p>146.22 MHz</text:p>
          </table:table-cell>
          <table:table-cell table:style-name="Gnumeric-default" office:value-type="string">
            <text:p>136.250 MHz</text:p>
          </table:table-cell>
          <table:table-cell table:style-name="Gnumeric-default"/>
          <table:table-cell table:style-name="ACE-1" table:formula="of:=LEFT([.D14];6)" office:value-type="string" office:string-value="146.22">
            <text:p>146.22</text:p>
          </table:table-cell>
          <table:table-cell table:style-name="ACE-1" table:formula="of:=VALUE([.G14])" office:value-type="float" office:value="146.22">
            <text:p>146.2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20.95 MHz</text:p>
          </table:table-cell>
          <table:table-cell table:style-name="Gnumeric-default" office:value-type="string">
            <text:p>93.08 MHz</text:p>
          </table:table-cell>
          <table:table-cell table:style-name="Gnumeric-default" office:value-type="string">
            <text:p>149.41 MHz</text:p>
          </table:table-cell>
          <table:table-cell table:style-name="Gnumeric-default" office:value-type="string">
            <text:p>145.382 MHz</text:p>
          </table:table-cell>
          <table:table-cell table:style-name="Gnumeric-default"/>
          <table:table-cell table:style-name="ACE-1" table:formula="of:=LEFT([.D15];6)" office:value-type="string" office:string-value="149.41">
            <text:p>149.41</text:p>
          </table:table-cell>
          <table:table-cell table:style-name="ACE-1" table:formula="of:=VALUE([.G15])" office:value-type="float" office:value="149.41">
            <text:p>149.4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240.38 MHz</text:p>
          </table:table-cell>
          <table:table-cell table:style-name="Gnumeric-default" office:value-type="string">
            <text:p>78.73 MHz</text:p>
          </table:table-cell>
          <table:table-cell table:style-name="Gnumeric-default" office:value-type="string">
            <text:p>158.58 MHz</text:p>
          </table:table-cell>
          <table:table-cell table:style-name="Gnumeric-default" office:value-type="string">
            <text:p>144.243 MHz</text:p>
          </table:table-cell>
          <table:table-cell table:style-name="Gnumeric-default"/>
          <table:table-cell table:style-name="ACE-1" table:formula="of:=LEFT([.D16];6)" office:value-type="string" office:string-value="158.58">
            <text:p>158.58</text:p>
          </table:table-cell>
          <table:table-cell table:style-name="ACE-1" table:formula="of:=VALUE([.G16])" office:value-type="float" office:value="158.58000000000001">
            <text:p>158.5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214.59 MHz</text:p>
          </table:table-cell>
          <table:table-cell table:style-name="Gnumeric-default" office:value-type="string">
            <text:p>81.4 MHz</text:p>
          </table:table-cell>
          <table:table-cell table:style-name="Gnumeric-default" office:value-type="string">
            <text:p>143.72 MHz</text:p>
          </table:table-cell>
          <table:table-cell table:style-name="Gnumeric-default" office:value-type="string">
            <text:p>135.910 MHz</text:p>
          </table:table-cell>
          <table:table-cell table:style-name="Gnumeric-default"/>
          <table:table-cell table:style-name="ACE-1" table:formula="of:=LEFT([.D17];6)" office:value-type="string" office:string-value="143.72">
            <text:p>143.72</text:p>
          </table:table-cell>
          <table:table-cell table:style-name="ACE-1" table:formula="of:=VALUE([.G17])" office:value-type="float" office:value="143.72">
            <text:p>143.7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170.97 MHz</text:p>
          </table:table-cell>
          <table:table-cell table:style-name="Gnumeric-default" office:value-type="string">
            <text:p>88.96 MHz</text:p>
          </table:table-cell>
          <table:table-cell table:style-name="Gnumeric-default" office:value-type="string">
            <text:p>139.22 MHz</text:p>
          </table:table-cell>
          <table:table-cell table:style-name="Gnumeric-default" office:value-type="string">
            <text:p>128.412 MHz</text:p>
          </table:table-cell>
          <table:table-cell table:style-name="Gnumeric-default"/>
          <table:table-cell table:style-name="ACE-1" table:formula="of:=LEFT([.D18];6)" office:value-type="string" office:string-value="139.22">
            <text:p>139.22</text:p>
          </table:table-cell>
          <table:table-cell table:style-name="ACE-1" table:formula="of:=VALUE([.G18])" office:value-type="float" office:value="139.22">
            <text:p>139.22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AVERAGE([.H3:.H18])" office:value-type="float" office:value="149.013125">
            <text:p>149.01312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STDEV([.H3:.H18])" office:value-type="float" office:value="5.945122055096939">
            <text:p>5.945122055096939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2"/>
          <table:table-cell table:number-columns-repeated="3" table:style-name="ACE-1"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style-name="ACE-1" office:value-type="string">
            <text:p>Advantage</text:p>
          </table:table-cell>
          <table:table-cell table:style-name="ACE-1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8.273</text:p>
          </table:table-cell>
          <table:table-cell table:style-name="ACE-1" table:formula="of:=[.B23]*60+[.C23]" office:value-type="float" office:value="78.272999999999996">
            <text:p>78.273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3]/([.H3]*10^6)" office:value-type="float" office:value="7.1961786944574762">
            <text:p>7.196178694457476</text:p>
          </table:table-cell>
          <table:table-cell table:style-name="ACE-1" table:formula="of:=[.D23]/[.F23]" office:value-type="float" office:value="10.877022837174145">
            <text:p>10.87702</text:p>
          </table:table-cell>
          <table:table-cell table:style-name="ACE-1" table:formula="of:=([.E23]/[.D23])/10^6" office:value-type="float" office:value="13.717908129239969">
            <text:p>13.7179081292399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45</text:p>
          </table:table-cell>
          <table:table-cell table:style-name="ACE-1" table:formula="of:=[.B24]*60+[.C24]" office:value-type="float" office:value="77.844999999999999">
            <text:p>77.845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4]/([.H4]*10^6)" office:value-type="float" office:value="7.4000125637491383">
            <text:p>7.400012563749138</text:p>
          </table:table-cell>
          <table:table-cell table:style-name="ACE-1" table:formula="of:=[.D24]/[.F24]" office:value-type="float" office:value="10.519576734415793">
            <text:p>10.51958</text:p>
          </table:table-cell>
          <table:table-cell table:style-name="ACE-1" table:formula="of:=([.E24]/[.D24])/10^6" office:value-type="float" office:value="13.793330631382878">
            <text:p>13.79333063138287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18</text:p>
          </table:table-cell>
          <table:table-cell table:style-name="ACE-1" table:formula="of:=[.B25]*60+[.C25]" office:value-type="float" office:value="77.817999999999998">
            <text:p>77.818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5]/([.H5]*10^6)" office:value-type="float" office:value="7.2024538704051517">
            <text:p>7.202453870405152</text:p>
          </table:table-cell>
          <table:table-cell table:style-name="ACE-1" table:formula="of:=[.D25]/[.F25]" office:value-type="float" office:value="10.804373259473939">
            <text:p>10.80437</text:p>
          </table:table-cell>
          <table:table-cell table:style-name="ACE-1" table:formula="of:=([.E25]/[.D25])/10^6" office:value-type="float" office:value="13.798116412655171">
            <text:p>13.7981164126551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71</text:p>
          </table:table-cell>
          <table:table-cell table:style-name="ACE-1" table:formula="of:=[.B26]*60+[.C26]" office:value-type="float" office:value="77.870999999999995">
            <text:p>77.87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6]/([.H6]*10^6)" office:value-type="float" office:value="7.2791120805369127">
            <text:p>7.279112080536913</text:p>
          </table:table-cell>
          <table:table-cell table:style-name="ACE-1" table:formula="of:=[.D26]/[.F26]" office:value-type="float" office:value="10.697870720827831">
            <text:p>10.69787</text:p>
          </table:table-cell>
          <table:table-cell table:style-name="ACE-1" table:formula="of:=([.E26]/[.D26])/10^6" office:value-type="float" office:value="13.78872523789344">
            <text:p>13.7887252378934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43</text:p>
          </table:table-cell>
          <table:table-cell table:style-name="ACE-1" table:formula="of:=[.B27]*60+[.C27]" office:value-type="float" office:value="77.843000000000004">
            <text:p>77.843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7]/([.H7]*10^6)" office:value-type="float" office:value="7.1316539784803403">
            <text:p>7.13165397848034</text:p>
          </table:table-cell>
          <table:table-cell table:style-name="ACE-1" table:formula="of:=[.D27]/[.F27]" office:value-type="float" office:value="10.915139774712864">
            <text:p>10.91514</text:p>
          </table:table-cell>
          <table:table-cell table:style-name="ACE-1" table:formula="of:=([.E27]/[.D27])/10^6" office:value-type="float" office:value="13.79368501984764">
            <text:p>13.7936850198476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901</text:p>
          </table:table-cell>
          <table:table-cell table:style-name="ACE-1" table:formula="of:=[.B28]*60+[.C28]" office:value-type="float" office:value="77.900999999999996">
            <text:p>77.90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8]/([.H8]*10^6)" office:value-type="float" office:value="6.9010979047496628">
            <text:p>6.901097904749663</text:p>
          </table:table-cell>
          <table:table-cell table:style-name="ACE-1" table:formula="of:=[.D28]/[.F28]" office:value-type="float" office:value="11.288203859038839">
            <text:p>11.2882</text:p>
          </table:table-cell>
          <table:table-cell table:style-name="ACE-1" table:formula="of:=([.E28]/[.D28])/10^6" office:value-type="float" office:value="13.783415142295992">
            <text:p>13.78341514229599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8.022</text:p>
          </table:table-cell>
          <table:table-cell table:style-name="ACE-1" table:formula="of:=[.B29]*60+[.C29]" office:value-type="float" office:value="78.021999999999991">
            <text:p>78.02199999999999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9]/([.H9]*10^6)" office:value-type="float" office:value="7.1511276923076927">
            <text:p>7.151127692307693</text:p>
          </table:table-cell>
          <table:table-cell table:style-name="ACE-1" table:formula="of:=[.D29]/[.F29]" office:value-type="float" office:value="10.91044704514597">
            <text:p>10.91045</text:p>
          </table:table-cell>
          <table:table-cell table:style-name="ACE-1" table:formula="of:=([.E29]/[.D29])/10^6" office:value-type="float" office:value="13.762039206890366">
            <text:p>13.762039206890366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631</text:p>
          </table:table-cell>
          <table:table-cell table:style-name="ACE-1" table:formula="of:=[.B30]*60+[.C30]" office:value-type="float" office:value="77.631">
            <text:p>77.63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0]/([.H10]*10^6)" office:value-type="float" office:value="7.5387335743874182">
            <text:p>7.538733574387418</text:p>
          </table:table-cell>
          <table:table-cell table:style-name="ACE-1" table:formula="of:=[.D30]/[.F30]" office:value-type="float" office:value="10.297618191966432">
            <text:p>10.29762</text:p>
          </table:table-cell>
          <table:table-cell table:style-name="ACE-1" table:formula="of:=([.E30]/[.D30])/10^6" office:value-type="float" office:value="13.831353750434749">
            <text:p>13.831353750434749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31</text:p>
          </table:table-cell>
          <table:table-cell table:style-name="ACE-1" table:formula="of:=[.B31]*60+[.C31]" office:value-type="float" office:value="77.831000000000003">
            <text:p>77.83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1]/([.H11]*10^6)" office:value-type="float" office:value="7.5525203840472672">
            <text:p>7.552520384047267</text:p>
          </table:table-cell>
          <table:table-cell table:style-name="ACE-1" table:formula="of:=[.D31]/[.F31]" office:value-type="float" office:value="10.30530154733481">
            <text:p>10.3053</text:p>
          </table:table-cell>
          <table:table-cell table:style-name="ACE-1" table:formula="of:=([.E31]/[.D31])/10^6" office:value-type="float" office:value="13.795811733114055">
            <text:p>13.79581173311405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23</text:p>
          </table:table-cell>
          <table:table-cell table:style-name="ACE-1" table:formula="of:=[.B32]*60+[.C32]" office:value-type="float" office:value="77.823000000000008">
            <text:p>77.8230000000000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2]/([.H12]*10^6)" office:value-type="float" office:value="6.8697493474088294">
            <text:p>6.869749347408829</text:p>
          </table:table-cell>
          <table:table-cell table:style-name="ACE-1" table:formula="of:=[.D32]/[.F32]" office:value-type="float" office:value="11.328360914558509">
            <text:p>11.32836</text:p>
          </table:table-cell>
          <table:table-cell table:style-name="ACE-1" table:formula="of:=([.E32]/[.D32])/10^6" office:value-type="float" office:value="13.797229906325892">
            <text:p>13.79722990632589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798</text:p>
          </table:table-cell>
          <table:table-cell table:style-name="ACE-1" table:formula="of:=[.B33]*60+[.C33]" office:value-type="float" office:value="77.798000000000002">
            <text:p>77.798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3]/([.H13]*10^6)" office:value-type="float" office:value="6.7547925452944133">
            <text:p>6.754792545294413</text:p>
          </table:table-cell>
          <table:table-cell table:style-name="ACE-1" table:formula="of:=[.D33]/[.F33]" office:value-type="float" office:value="11.51745216130973">
            <text:p>11.51745</text:p>
          </table:table-cell>
          <table:table-cell table:style-name="ACE-1" table:formula="of:=([.E33]/[.D33])/10^6" office:value-type="float" office:value="13.801663577469858">
            <text:p>13.80166357746985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81</text:p>
          </table:table-cell>
          <table:table-cell table:style-name="ACE-1" table:formula="of:=[.B34]*60+[.C34]" office:value-type="float" office:value="77.881">
            <text:p>77.88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4]/([.H14]*10^6)" office:value-type="float" office:value="7.3433307550266722">
            <text:p>7.343330755026672</text:p>
          </table:table-cell>
          <table:table-cell table:style-name="ACE-1" table:formula="of:=[.D34]/[.F34]" office:value-type="float" office:value="10.605677804542406">
            <text:p>10.60568</text:p>
          </table:table-cell>
          <table:table-cell table:style-name="ACE-1" table:formula="of:=([.E34]/[.D34])/10^6" office:value-type="float" office:value="13.786954751479822">
            <text:p>13.78695475147982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69</text:p>
          </table:table-cell>
          <table:table-cell table:style-name="ACE-1" table:formula="of:=[.B35]*60+[.C35]" office:value-type="float" office:value="77.869">
            <text:p>77.869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5]/([.H15]*10^6)" office:value-type="float" office:value="7.1865459005421322">
            <text:p>7.186545900542132</text:p>
          </table:table-cell>
          <table:table-cell table:style-name="ACE-1" table:formula="of:=[.D35]/[.F35]" office:value-type="float" office:value="10.835386161539132">
            <text:p>10.83539</text:p>
          </table:table-cell>
          <table:table-cell table:style-name="ACE-1" table:formula="of:=([.E35]/[.D35])/10^6" office:value-type="float" office:value="13.789079389744314">
            <text:p>13.78907938974431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8.106</text:p>
          </table:table-cell>
          <table:table-cell table:style-name="ACE-1" table:formula="of:=[.B36]*60+[.C36]" office:value-type="float" office:value="78.105999999999995">
            <text:p>78.106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6]/([.H16]*10^6)" office:value-type="float" office:value="6.7709788308740064">
            <text:p>6.770978830874006</text:p>
          </table:table-cell>
          <table:table-cell table:style-name="ACE-1" table:formula="of:=[.D36]/[.F36]" office:value-type="float" office:value="11.535407501771495">
            <text:p>11.53541</text:p>
          </table:table-cell>
          <table:table-cell table:style-name="ACE-1" table:formula="of:=([.E36]/[.D36])/10^6" office:value-type="float" office:value="13.747238662842804">
            <text:p>13.74723866284280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841</text:p>
          </table:table-cell>
          <table:table-cell table:style-name="ACE-1" table:formula="of:=[.B37]*60+[.C37]" office:value-type="float" office:value="77.841000000000008">
            <text:p>77.84100000000001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7]/([.H17]*10^6)" office:value-type="float" office:value="7.4710675132201505">
            <text:p>7.4710675132201505</text:p>
          </table:table-cell>
          <table:table-cell table:style-name="ACE-1" table:formula="of:=[.D37]/[.F37]" office:value-type="float" office:value="10.418992983567522">
            <text:p>10.41899</text:p>
          </table:table-cell>
          <table:table-cell table:style-name="ACE-1" table:formula="of:=([.E37]/[.D37])/10^6" office:value-type="float" office:value="13.794039426523296">
            <text:p>13.794039426523296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17.943</text:p>
          </table:table-cell>
          <table:table-cell table:style-name="ACE-1" table:formula="of:=[.B38]*60+[.C38]" office:value-type="float" office:value="77.942999999999998">
            <text:p>77.943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8]/([.H18]*10^6)" office:value-type="float" office:value="7.7125543959201268">
            <text:p>7.712554395920127</text:p>
          </table:table-cell>
          <table:table-cell table:style-name="ACE-1" table:formula="of:=[.D38]/[.F38]" office:value-type="float" office:value="10.105990311229592">
            <text:p>10.10599</text:p>
          </table:table-cell>
          <table:table-cell table:style-name="ACE-1" table:formula="of:=([.E38]/[.D38])/10^6" office:value-type="float" office:value="13.77598787575536">
            <text:p>13.77598787575536</text:p>
          </table:table-cell>
          <table:table-cell table:number-columns-repeated="248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2" table:formula="of:=AVERAGE([.D23:.D38])" office:value-type="float" office:value="77.893500000000003">
            <text:p>77.8935</text:p>
          </table:table-cell>
          <table:table-cell table:style-name="ACE-4"/>
          <table:table-cell table:style-name="ACE-2" table:formula="of:=AVERAGE([.F23:.F38])" office:value-type="float" office:value="7.2163693769629615">
            <text:p>7.21636937696296</text:p>
          </table:table-cell>
          <table:table-cell table:style-name="ACE-2" table:formula="of:=AVERAGE([.G23:.G38])" office:value-type="float" office:value="10.810176363038064">
            <text:p>10.8102</text:p>
          </table:table-cell>
          <table:table-cell table:style-name="ACE-2" table:formula="of:=AVERAGE([.H23:.H38])" office:value-type="float" office:value="13.784786178368476">
            <text:p>13.78478617836847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ACE-1"/>
          <table:table-cell table:style-name="ACE-2" table:formula="of:=STDEV([.D23:.D38])" office:value-type="float" office:value="0.1436941195734861">
            <text:p>0.1436941195734861</text:p>
          </table:table-cell>
          <table:table-cell table:style-name="ACE-1"/>
          <table:table-cell table:style-name="ACE-2" table:formula="of:=STDEV([.F23:.F38])" office:value-type="float" office:value="0.28585065150220107">
            <text:p>0.2858506515022</text:p>
          </table:table-cell>
          <table:table-cell table:style-name="ACE-2" table:formula="of:=STDEV([.G23:.G38])" office:value-type="float" office:value="0.43625919026552995">
            <text:p>0.43626</text:p>
          </table:table-cell>
          <table:table-cell table:style-name="ACE-2" table:formula="of:=STDEV([.H23:.H38])" office:value-type="float" office:value="0.025381310600300442">
            <text:p>0.025381310600300442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49:21Z</dc:date>
    <meta:creation-date>2020-05-07T14:48:40Z</meta:creation-date>
    <meta:generator>gnumeric/1.12.35</meta:generator>
  </office:meta>
</office:document-meta>
</file>